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automatic-styles>
    <style:style style:name="P1" style:family="paragraph" style:parent-style-name="Standard">
      <style:paragraph-properties fo:line-height="150%"/>
      <style:text-properties style:font-name="Ubuntu" fo:font-size="14pt" officeooo:rsid="00111d23" officeooo:paragraph-rsid="00111d23" style:font-size-asian="12.25pt" style:font-size-complex="14pt"/>
    </style:style>
    <style:style style:name="P2" style:family="paragraph" style:parent-style-name="Standard">
      <style:paragraph-properties fo:line-height="150%"/>
      <style:text-properties style:font-name="Ubuntu" fo:font-size="14pt" officeooo:rsid="00111d23" officeooo:paragraph-rsid="001d688e" style:font-size-asian="12.25pt" style:font-size-complex="14pt"/>
    </style:style>
    <style:style style:name="P3" style:family="paragraph" style:parent-style-name="Standard">
      <style:paragraph-properties fo:line-height="150%"/>
      <style:text-properties style:font-name="Ubuntu" fo:font-size="14pt" officeooo:rsid="00129676" officeooo:paragraph-rsid="00129676" style:font-size-asian="12.25pt" style:font-size-complex="14pt"/>
    </style:style>
    <style:style style:name="P4" style:family="paragraph" style:parent-style-name="Standard">
      <style:paragraph-properties fo:line-height="150%"/>
      <style:text-properties style:font-name="Ubuntu" fo:font-size="14pt" officeooo:rsid="00129676" officeooo:paragraph-rsid="0014df44" style:font-size-asian="12.25pt" style:font-size-complex="14pt"/>
    </style:style>
    <style:style style:name="P5" style:family="paragraph" style:parent-style-name="Standard">
      <style:paragraph-properties fo:line-height="150%"/>
      <style:text-properties style:font-name="Ubuntu" fo:font-size="14pt" officeooo:rsid="00129676" officeooo:paragraph-rsid="00167ca2" style:font-size-asian="12.25pt" style:font-size-complex="14pt"/>
    </style:style>
    <style:style style:name="P6" style:family="paragraph" style:parent-style-name="Standard">
      <style:paragraph-properties fo:line-height="150%"/>
      <style:text-properties style:font-name="Ubuntu" fo:font-size="14pt" officeooo:rsid="00129676" officeooo:paragraph-rsid="001bc20e" style:font-size-asian="12.25pt" style:font-size-complex="14pt"/>
    </style:style>
    <style:style style:name="P7" style:family="paragraph" style:parent-style-name="Standard">
      <style:paragraph-properties fo:line-height="150%"/>
      <style:text-properties style:font-name="Ubuntu" fo:font-size="14pt" officeooo:rsid="00129676" officeooo:paragraph-rsid="001d688e" style:font-size-asian="12.25pt" style:font-size-complex="14pt"/>
    </style:style>
    <style:style style:name="P8" style:family="paragraph" style:parent-style-name="Standard">
      <style:paragraph-properties fo:line-height="150%"/>
      <style:text-properties style:font-name="Ubuntu" fo:font-size="14pt" officeooo:rsid="00136969" officeooo:paragraph-rsid="00136969" style:font-size-asian="12.25pt" style:font-size-complex="14pt"/>
    </style:style>
    <style:style style:name="P9" style:family="paragraph" style:parent-style-name="Standard">
      <style:paragraph-properties fo:line-height="150%"/>
      <style:text-properties style:font-name="Ubuntu" fo:font-size="14pt" officeooo:rsid="00167ca2" officeooo:paragraph-rsid="00167ca2" style:font-size-asian="12.25pt" style:font-size-complex="14pt"/>
    </style:style>
    <style:style style:name="P10" style:family="paragraph" style:parent-style-name="Standard">
      <style:paragraph-properties fo:line-height="150%"/>
      <style:text-properties style:font-name="Ubuntu" fo:font-size="14pt" officeooo:rsid="0018db59" officeooo:paragraph-rsid="0019659f" style:font-size-asian="12.25pt" style:font-size-complex="14pt"/>
    </style:style>
    <style:style style:name="P11" style:family="paragraph" style:parent-style-name="Standard">
      <style:paragraph-properties fo:line-height="150%"/>
      <style:text-properties style:font-name="Ubuntu" fo:font-size="14pt" officeooo:rsid="001a38b0" officeooo:paragraph-rsid="001a38b0" style:font-size-asian="12.25pt" style:font-size-complex="14pt"/>
    </style:style>
    <style:style style:name="P12" style:family="paragraph" style:parent-style-name="Standard">
      <style:paragraph-properties fo:line-height="150%"/>
      <style:text-properties style:font-name="Ubuntu" fo:font-size="14pt" officeooo:rsid="001bc20e" officeooo:paragraph-rsid="001bc20e" style:font-size-asian="12.25pt" style:font-size-complex="14pt"/>
    </style:style>
    <style:style style:name="P13" style:family="paragraph" style:parent-style-name="Standard">
      <style:paragraph-properties fo:line-height="150%"/>
      <style:text-properties style:font-name="Ubuntu" fo:font-size="14pt" officeooo:rsid="001d688e" officeooo:paragraph-rsid="001d688e" style:font-size-asian="12.25pt" style:font-size-complex="14pt"/>
    </style:style>
    <style:style style:name="P14" style:family="paragraph" style:parent-style-name="Standard">
      <style:paragraph-properties fo:line-height="150%"/>
      <style:text-properties fo:color="#000000" loext:opacity="100%" style:font-name="Ubuntu" fo:font-size="14pt" fo:font-weight="normal" officeooo:paragraph-rsid="00111d23" fo:background-color="transparent" style:font-size-asian="14pt" style:font-size-complex="14pt"/>
    </style:style>
    <style:style style:name="P15" style:family="paragraph" style:parent-style-name="Standard">
      <style:paragraph-properties fo:line-height="150%"/>
      <style:text-properties fo:color="#000000" loext:opacity="100%" style:font-name="Ubuntu" fo:font-size="14pt" fo:font-weight="normal" fo:background-color="transparent" style:font-size-asian="14pt" style:font-size-complex="14pt"/>
    </style:style>
    <style:style style:name="P16" style:family="paragraph" style:parent-style-name="Heading_20_1">
      <style:paragraph-properties fo:line-height="150%" fo:text-align="center" style:justify-single-word="false"/>
    </style:style>
    <style:style style:name="P17" style:family="paragraph" style:parent-style-name="Heading_20_1">
      <style:paragraph-properties fo:text-align="center" style:justify-single-word="false"/>
      <style:text-properties officeooo:paragraph-rsid="001d688e"/>
    </style:style>
    <style:style style:name="P18" style:family="paragraph" style:parent-style-name="Heading_20_1">
      <style:paragraph-properties fo:text-align="center" style:justify-single-word="false"/>
    </style:style>
    <style:style style:name="T1" style:family="text">
      <style:text-properties officeooo:rsid="0014df44"/>
    </style:style>
    <style:style style:name="T2" style:family="text">
      <style:text-properties officeooo:rsid="001526a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19659f"/>
    </style:style>
    <style:style style:name="T5" style:family="text">
      <style:text-properties officeooo:rsid="00122cdb"/>
    </style:style>
    <style:style style:name="T6" style:family="text">
      <style:text-properties officeooo:rsid="001d688e"/>
    </style:style>
    <style:style style:name="T7" style:family="text">
      <style:text-properties officeooo:rsid="0012042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6" text:outline-level="1">Tratamento de Dados</text:h>
      <text:p text:style-name="P10">var nome = window.prompt(‘qual é o seu nome?’) - <text:span text:style-name="T4">A resposta do prompt ‘qual é o seu nome?’ vai ser </text:span><text:span text:style-name="T5">jogado dentro </text:span><text:span text:style-name="T4">da variavel nome</text:span></text:p>
      <text:p text:style-name="P3">window.alert(‘É um prazer te conhecer, ’ + nome) - Vai concatenar a mensagem com a variavel nome</text:p>
      <text:p text:style-name="P3">__________________</text:p>
      <text:p text:style-name="P8">Para <text:span text:style-name="T1">pegar dois numeros d</text:span><text:span text:style-name="T2">e um usuario</text:span><text:span text:style-name="T1">, fazer a soma </text:span><text:span text:style-name="T2">entre eles</text:span><text:span text:style-name="T1"> e mostrar em uma janela na pagina digite:</text:span></text:p>
      <text:p text:style-name="P14">var n1 = Number(window.prompt('Digite um numero: '))</text:p>
      <text:p text:style-name="P15">var n2 = Number(window.prompt('Digite outro numero: '))</text:p>
      <text:p text:style-name="P15">var s = n1 + n2</text:p>
      <text:p text:style-name="P15">window.alert(`A soma dos valores é <text:span text:style-name="T4">${</text:span>s<text:span text:style-name="T4">}`</text:span>)</text:p>
      <text:p text:style-name="P4">__________________</text:p>
      <text:p text:style-name="P9">Para colocar o valor das variaveis em <text:span text:style-name="T4">uma mensagem</text:span> digite:</text:p>
      <text:p text:style-name="P9">`${variavel}`</text:p>
      <text:p text:style-name="P9">Ex:</text:p>
      <text:p text:style-name="P9">`O aluno ${nome} com ${idade} anos tirou a nota ${nota}`</text:p>
      <text:p text:style-name="P9"><text:span text:style-name="T3">Obs: </text:span>só funciona se estiver entre crase</text:p>
      <text:p text:style-name="P5">_____________________________________________________________________</text:p>
      <text:h text:style-name="P16" text:outline-level="1">String Para Numero</text:h>
      <text:p text:style-name="P11">Existem três formas de passar uma string para numero, digite:</text:p>
      <text:p text:style-name="P11">Number.parseInt( <text:s/>) - Transforma uma string em um numero inteiro</text:p>
      <text:p text:style-name="P11">Number.parseFloat( <text:s/>) - Transforma uma string em um numero real</text:p>
      <text:p text:style-name="P11">Number( <text:s/>) - Analisa a string e transforma ela na sua respectiva categoria numeral</text:p>
      <text:p text:style-name="P1"/>
      <text:p text:style-name="P1"/>
      <text:p text:style-name="P1"/>
      <text:h text:style-name="P17" text:outline-level="1"><text:soft-page-break/>Numero Para String</text:h>
      <text:p text:style-name="P12">Existem duas formas de passar um numero para string, digite:</text:p>
      <text:p text:style-name="P12">String( <text:s/>) - Transforma um numero em uma string</text:p>
      <text:p text:style-name="P12">.toString( ) - Transforma um numero em uma string</text:p>
      <text:p text:style-name="P6">_____________________________________________________________________</text:p>
      <text:h text:style-name="P18" text:outline-level="1">Formatando Strings</text:h>
      <text:p text:style-name="P1">.<text:span text:style-name="T6">length – Quantos caracteres a string tem</text:span></text:p>
      <text:p text:style-name="P1">.<text:span text:style-name="T6">toUpperCase( ) - Passa tudo para maiusculas</text:span></text:p>
      <text:p text:style-name="P2">.<text:span text:style-name="T6">toLowerCase( ) - Passa tudo para minusculas</text:span></text:p>
      <text:p text:style-name="P13">.toFixed( <text:s/>) - Define a quantidade de casas decimais (depois do ponto)</text:p>
      <text:p text:style-name="P13">.replace(‘ ‘, ‘ ‘) - Troca uma coisa por outra</text:p>
      <text:p text:style-name="P13">.toLocaleString(‘idioma’, { }) - <text:span text:style-name="T7">Configura como o numero vai ser mostrado</text:span></text:p>
      <text:p text:style-name="P13">.toLocaleString(‘idioma’, { style: ‘currency’, currency: ‘BRL’}) - Numero mostrado com o padrão brasileiro (real)</text:p>
      <text:p text:style-name="P7">_____________________________________________________________________</text:p>
      <text:p text:style-name="P7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30T09:12:33.266688043</meta:creation-date>
    <dc:date>2022-09-03T20:38:46.935359009</dc:date>
    <meta:editing-duration>PT2H7M55S</meta:editing-duration>
    <meta:editing-cycles>6</meta:editing-cycles>
    <meta:generator>LibreOffice/7.3.5.2$Linux_X86_64 LibreOffice_project/30$Build-2</meta:generator>
    <meta:document-statistic meta:table-count="0" meta:image-count="0" meta:object-count="0" meta:page-count="2" meta:paragraph-count="35" meta:word-count="272" meta:character-count="1834" meta:non-whitespace-character-count="1591"/>
  </office:meta>
</office:document-meta>
</file>